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31b7d" officeooo:paragraph-rsid="00031b7d"/>
    </style:style>
    <style:style style:name="P2" style:family="paragraph" style:parent-style-name="Text_20_body" style:list-style-name="L2">
      <style:text-properties officeooo:rsid="00031b7d" officeooo:paragraph-rsid="00031b7d"/>
    </style:style>
    <style:style style:name="P3" style:family="paragraph" style:parent-style-name="Text_20_body" style:list-style-name="L6">
      <style:text-properties officeooo:paragraph-rsid="00031b7d"/>
    </style:style>
    <style:style style:name="P4" style:family="paragraph" style:parent-style-name="Text_20_body" style:list-style-name="L2">
      <style:text-properties officeooo:rsid="00079f0d" officeooo:paragraph-rsid="00079f0d"/>
    </style:style>
    <style:style style:name="P5" style:family="paragraph" style:parent-style-name="Text_20_body" style:list-style-name="L2">
      <style:text-properties officeooo:rsid="00082cd7" officeooo:paragraph-rsid="00082cd7"/>
    </style:style>
    <style:style style:name="T1" style:family="text">
      <style:text-properties officeooo:rsid="0004b0bd"/>
    </style:style>
    <style:style style:name="T2" style:family="text">
      <style:text-properties officeooo:rsid="00031b7d"/>
    </style:style>
    <style:style style:name="T3" style:family="text">
      <style:text-properties officeooo:rsid="0007f3be"/>
    </style:style>
    <style:style style:name="T4" style:family="text">
      <style:text-properties officeooo:rsid="00082c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Week 7 Research</text:p>
      <text:list xml:id="list3240613883" text:style-name="L6">
        <text:list-item>
          <text:p text:style-name="P3"><text:span text:style-name="T2">Research the SOLID principles of OOP as introduced by Robert Martin.</text:span></text:p>
        </text:list-item>
      </text:list>
      <text:list xml:id="list2573180773" text:style-name="L2">
        <text:list-item>
          <text:list>
            <text:list-item>
              <text:p text:style-name="P2">Single Responsibility Principle – <text:span text:style-name="T1">a class should do one thing and should only have a single reason to change.</text:span></text:p>
            </text:list-item>
            <text:list-item>
              <text:p text:style-name="P2">Open-Closed Principle – <text:span text:style-name="T1">classes should be open for extension and closed to modification.</text:span></text:p>
            </text:list-item>
            <text:list-item>
              <text:p text:style-name="P2">Liskov Substitution Principle – <text:span text:style-name="T1">sub-classes should be able to be substituted for their base classes.</text:span></text:p>
            </text:list-item>
            <text:list-item>
              <text:p text:style-name="P2">Interface Segregation Principle – <text:span text:style-name="T1">keep interfaces separate, more is better, to avoid forced implementation of functions that are not needed.</text:span></text:p>
            </text:list-item>
            <text:list-item>
              <text:p text:style-name="P2">Dependency Inversion Principle – <text:span text:style-name="T1">classes should depend upon interfaces or abstract classes instead of concrete classes and functions.</text:span></text:p>
            </text:list-item>
          </text:list>
        </text:list-item>
        <text:list-item>
          <text:p text:style-name="P4">What are wildcards in MySQL? How are they useful?</text:p>
          <text:list>
            <text:list-item>
              <text:p text:style-name="P5">Wildcards are special characters that when applied to database queries, help to search for specific entries within the database. </text:p>
            </text:list-item>
            <text:list-item>
              <text:p text:style-name="P4">% <text:span text:style-name="T3">Wildcard –</text:span> <text:span text:style-name="T4">matches any string of zero or more characters.</text:span></text:p>
            </text:list-item>
            <text:list-item>
              <text:p text:style-name="P4">_ <text:span text:style-name="T3">Wildcard –</text:span> <text:span text:style-name="T4">matches any single character.</text:span></text:p>
            </text:list-item>
          </text:list>
        </text:list-item>
        <text:list-item>
          <text:p text:style-name="P5">Favorite thing learned this week: All of the topics this week were interesting to me since SQL isn’t a topic I had ever explored in the past. Wildcards seemed particularly useful though, especially when looking for specific entri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21:36:55.303000000</meta:creation-date>
    <dc:date>2022-08-03T20:02:01.719000000</dc:date>
    <meta:editing-duration>PT15M32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2" meta:word-count="187" meta:character-count="1177" meta:non-whitespace-character-count="1003"/>
  </office:meta>
</office:document-meta>
</file>